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fo:language="pt" fo:country="BR" fo:font-style="normal" fo:font-weight="bold" officeooo:rsid="0002bd6e" officeooo:paragraph-rsid="0002bd6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02bd6e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3953f" officeooo:paragraph-rsid="0002bd6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ec1b5" officeooo:paragraph-rsid="000ec1b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7c55d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4ad93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4ad93" officeooo:paragraph-rsid="0004ad9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normal" fo:font-weight="bold" officeooo:rsid="0004ad93" officeooo:paragraph-rsid="0004ad93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ec1b5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bold" officeooo:rsid="000ca866" officeooo:paragraph-rsid="000ca866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8d339" officeooo:paragraph-rsid="0008d33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ec1b5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pt" fo:country="BR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0ca866" officeooo:paragraph-rsid="000ca86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Liberation Serif" fo:font-size="12pt" fo:font-style="normal" fo:font-weight="normal" officeooo:rsid="0007c55d" officeooo:paragraph-rsid="000ec1b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3">
      <style:text-properties style:font-name="Liberation Serif" officeooo:paragraph-rsid="0014258e"/>
    </style:style>
    <style:style style:name="P24" style:family="paragraph" style:parent-style-name="Text_20_body" style:list-style-name="L3">
      <style:text-properties style:font-name="Liberation Serif"/>
    </style:style>
    <style:style style:name="P25" style:family="paragraph" style:parent-style-name="Text_20_body" style:list-style-name="L3">
      <style:text-properties style:font-name="Liberation Serif" officeooo:rsid="000ca866" officeooo:paragraph-rsid="000ca866"/>
    </style:style>
    <style:style style:name="P26" style:family="paragraph" style:parent-style-name="Text_20_body" style:list-style-name="L3">
      <style:text-properties style:font-name="Liberation Serif" officeooo:rsid="000d836b" officeooo:paragraph-rsid="000d836b"/>
    </style:style>
    <style:style style:name="P27" style:family="paragraph" style:parent-style-name="Text_20_body" style:list-style-name="L3">
      <style:text-properties style:font-name="Liberation Serif" officeooo:rsid="000ec1b5" officeooo:paragraph-rsid="000ec1b5"/>
    </style:style>
    <style:style style:name="P28" style:family="paragraph" style:parent-style-name="Text_20_body" style:list-style-name="L3">
      <style:text-properties style:font-name="Liberation Serif" officeooo:paragraph-rsid="000ec1b5"/>
    </style:style>
    <style:style style:name="P29" style:family="paragraph" style:parent-style-name="Text_20_body" style:list-style-name="L3">
      <style:text-properties officeooo:paragraph-rsid="000ec1b5"/>
    </style:style>
    <style:style style:name="P30" style:family="paragraph" style:parent-style-name="Text_20_body">
      <style:text-properties officeooo:paragraph-rsid="000ec1b5"/>
    </style:style>
    <style:style style:name="P31" style:family="paragraph" style:parent-style-name="Text_20_body" style:list-style-name="L4">
      <style:text-properties style:font-name="Liberation Serif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07c55d" officeooo:paragraph-rsid="0007c55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normal" officeooo:rsid="000ec1b5" style:font-weight-asian="normal" style:font-weight-complex="normal"/>
    </style:style>
    <style:style style:name="T4" style:family="text">
      <style:text-properties fo:language="pt" fo:country="BR" fo:font-weight="normal" officeooo:rsid="0003953f" style:font-weight-asian="normal" style:font-weight-complex="normal"/>
    </style:style>
    <style:style style:name="T5" style:family="text">
      <style:text-properties fo:language="pt" fo:country="BR" fo:font-weight="normal" officeooo:rsid="0008d339" style:font-weight-asian="normal" style:font-weight-complex="normal"/>
    </style:style>
    <style:style style:name="T6" style:family="text">
      <style:text-properties fo:language="pt" fo:country="BR" fo:font-weight="normal" officeooo:rsid="000ca866" style:font-weight-asian="normal" style:font-weight-complex="normal"/>
    </style:style>
    <style:style style:name="T7" style:family="text">
      <style:text-properties officeooo:rsid="000ca866"/>
    </style:style>
    <style:style style:name="T8" style:family="text">
      <style:text-properties fo:language="pt" fo:country="BR" fo:font-weight="normal" officeooo:rsid="0007c55d" style:font-weight-asian="normal" style:font-weight-complex="normal"/>
    </style:style>
    <style:style style:name="T9" style:family="text">
      <style:text-properties officeooo:rsid="000ec1b5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ec1b5"/>
    </style:style>
    <style:style style:name="T12" style:family="text">
      <style:text-properties officeooo:rsid="0014258e"/>
    </style:style>
    <style:style style:name="T13" style:family="text">
      <style:text-properties officeooo:rsid="000d83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Shopping </text:p>
      <text:p text:style-name="P2"><text:span text:style-name="T1">Grupo: </text:span><text:span text:style-name="T2">Klaus Essig Schweizer, Matheus Henrique Nalin Pine</text:span></text:p>
      <text:p text:style-name="P2"><text:span text:style-name="T1">Turma: </text:span><text:span text:style-name="T2">Informática II</text:span></text:p>
      <text:p text:style-name="P2"><text:span text:style-name="T1">Título: </text:span><text:span text:style-name="T3">Schweizer Plaza (temporário)</text:span></text:p>
      <text:p text:style-name="P2"><text:span text:style-name="T1">Descrição: </text:span><text:span text:style-name="T2">O sistema se trata de um site informativo de um Shopping físico teórico, onde </text:span><text:span text:style-name="T4">haveriam múltiplos tipos de usuários permitindo gerenciar de diferentes maneiras os serviços disponibilizados pelo shopping.</text:span></text:p>
      <text:p text:style-name="P3"/>
      <text:p text:style-name="P4">Tipos de usuários e permissões</text:p>
      <text:list text:style-name="L1">
        <text:list-item>
          <text:p text:style-name="P5"><text:span text:style-name="T2">Visitante (</text:span><text:span text:style-name="T5">Inicialmente s</text:span><text:span text:style-name="T2">em login): </text:span></text:p>
          <text:list>
            <text:list-item>
              <text:p text:style-name="P6">Navegar, </text:p>
            </text:list-item>
            <text:list-item>
              <text:p text:style-name="P7">cadastrar, </text:p>
            </text:list-item>
            <text:list-item>
              <text:p text:style-name="P7">fazer login</text:p>
            </text:list-item>
          </text:list>
        </text:list-item>
        <text:list-item>
          <text:p text:style-name="P8">Usuário (logado): </text:p>
          <text:list>
            <text:list-item>
              <text:p text:style-name="P8">Edita, visualiza e remove a própria conta, </text:p>
            </text:list-item>
            <text:list-item>
              <text:p text:style-name="P7">Reserva Evento,</text:p>
            </text:list-item>
            <text:list-item>
              <text:p text:style-name="P7">Visualiza e recebe tickets, cupons e ingressos</text:p>
            </text:list-item>
          </text:list>
        </text:list-item>
        <text:list-item>
          <text:p text:style-name="P8">Administrador: </text:p>
          <text:list>
            <text:list-item>
              <text:p text:style-name="P5"><text:span text:style-name="T2">Cadastra lojas, funcionários, anúncios, eventos, filmes e usuários, </text:span><text:span text:style-name="T6">etc,</text:span></text:p>
            </text:list-item>
            <text:list-item>
              <text:p text:style-name="P9">Visualiza dados de navegação <text:span text:style-name="T7">dos usuários</text:span></text:p>
            </text:list-item>
          </text:list>
        </text:list-item>
        <text:list-item>
          <text:p text:style-name="P8">Dono de Loja: </text:p>
          <text:list>
            <text:list-item>
              <text:p text:style-name="P5"><text:span text:style-name="T2">Cadastra funcionários </text:span><text:span text:style-name="T6">e </text:span><text:span text:style-name="T2">anúncios, </text:span></text:p>
            </text:list-item>
            <text:list-item>
              <text:p text:style-name="P5"><text:span text:style-name="T6">E</text:span><text:span text:style-name="T2">dita, </text:span><text:span text:style-name="T6">remove e</text:span><text:span text:style-name="T2"> </text:span><text:span text:style-name="T8">visualiza </text:span><text:span text:style-name="T6">os</text:span><text:span text:style-name="T8"> dados da </text:span><text:span text:style-name="T6">própria</text:span><text:span text:style-name="T8"> loja</text:span></text:p>
            </text:list-item>
          </text:list>
        </text:list-item>
        <text:list-item>
          <text:p text:style-name="P10">Funcionário de Loja: Cadastra anúncios <text:span text:style-name="T7">e outros</text:span> funcionários <text:span text:style-name="T7">da mesma loja</text:span></text:p>
        </text:list-item>
        <text:list-item>
          <text:p text:style-name="P10">Funcionário de Cinema: Cadastra filmes</text:p>
        </text:list-item>
        <text:list-item>
          <text:p text:style-name="P10">Gerenciador de Anúncios: Cadastra anúncios, <text:span text:style-name="T7">sorteios, tickets</text:span></text:p>
        </text:list-item>
        <text:list-item>
          <text:p text:style-name="P11"><text:span text:style-name="T2">Gerenciador de Eventos: Cadastra Eventos </text:span><text:span text:style-name="T6">(com ou sem ingressos)</text:span><text:span text:style-name="T2"> </text:span><text:span text:style-name="T5">e Anúncios, </text:span><text:span text:style-name="T6">sorteios, tickets</text:span></text:p>
        </text:list-item>
      </text:list>
      <text:p text:style-name="P12"/>
      <text:p text:style-name="P4">Navegação (visitantes)</text:p>
      <text:list text:style-name="L2">
        <text:list-item>
          <text:p text:style-name="P13">Lojas</text:p>
        </text:list-item>
        <text:list-item>
          <text:p text:style-name="P13">Eventos</text:p>
        </text:list-item>
        <text:list-item>
          <text:p text:style-name="P13">Gastronomia</text:p>
        </text:list-item>
        <text:list-item>
          <text:p text:style-name="P13"><text:soft-page-break/>Cinema</text:p>
        </text:list-item>
        <text:list-item>
          <text:p text:style-name="P14">Mapa</text:p>
        </text:list-item>
        <text:list-item>
          <text:p text:style-name="P15"><text:span text:style-name="T2">Novidades </text:span><text:span text:style-name="T5">(Anúncios)</text:span></text:p>
        </text:list-item>
        <text:list-item>
          <text:p text:style-name="P13">Fale Conosc<text:span text:style-name="T7">o</text:span></text:p>
        </text:list-item>
        <text:list-item>
          <text:p text:style-name="P16">Cupons (aparece apenas para clientes logados)</text:p>
        </text:list-item>
        <text:list-item>
          <text:p text:style-name="P14">Login <text:span text:style-name="T9">( ou Perfil para usuários já logados)</text:span></text:p>
          <text:p text:style-name="P14"/>
        </text:list-item>
      </text:list>
      <text:p text:style-name="P12">Tanto lojas, restaurantes (gastronomia), filmes (cinema), eventos e anúncios (novidades) se tratam de tipos de Serviços <text:span text:style-name="T9">(para o BD)</text:span>.</text:p>
      <text:p text:style-name="P17"/>
      <text:p text:style-name="P17">Anúncios</text:p>
      <text:p text:style-name="P18">Anúncios são comerciais ou publicitários, comerciais sendo para divulgar eventos, promoções e novidades do próprio shopping, já os publicitários são propagandas externas.</text:p>
      <text:p text:style-name="P19">Ainda em planejamento, mas provavelmente não haverá anúncios publicitários.</text:p>
      <text:p text:style-name="P19">A seção “Novidades” possui uma lista de Anúncios, onde se é criado pelo gerenciador um título com uma imagem, mas é possível também criar uma página para o anúncio.</text:p>
      <text:p text:style-name="P19">Anúncios podem ser apresentados na forma de quadrado (imagem e título) ou retângulo horizontal (Aqueles sobre o shopping em geral, normalmente anúncios permanentes e que não podem serem feitos por funcionários de loja).</text:p>
      <text:p text:style-name="P20"/>
      <text:p text:style-name="P4">Lojas</text:p>
      <text:p text:style-name="P19">Há um número limitado de lojas, pois cada local possuirá um código que diz número e Piso.</text:p>
      <text:p text:style-name="P19"/>
      <text:p text:style-name="P17">Mapa</text:p>
      <text:p text:style-name="P21"><text:span text:style-name="T1">O mapa usará um série de SVG nos formatos da loja, que possuem um código, ao serem clicados, redirecionam para a seção da loja com aquele código.</text:span></text:p>
      <text:p text:style-name="Text_20_body"><text:span text:style-name="Strong_20_Emphasis"><text:span text:style-name="T10"/></text:span></text:p>
      <text:p text:style-name="Text_20_body"><text:span text:style-name="Strong_20_Emphasis"><text:span text:style-name="T11">Geração</text:span></text:span><text:span text:style-name="Strong_20_Emphasis"><text:span text:style-name="T10"> e sistema de tickets, </text:span></text:span><text:span text:style-name="Strong_20_Emphasis"><text:span text:style-name="T11">cupons e sorteios</text:span></text:span><text:span text:style-name="Strong_20_Emphasis"><text:span text:style-name="T10">:</text:span></text:span></text:p>
      <text:p text:style-name="P22"><text:span text:style-name="Strong_20_Emphasis"><text:span text:style-name="T2">Além dos serviços informativos, o sistema </text:span></text:span><text:span text:style-name="Strong_20_Emphasis"><text:span text:style-name="T3">tem</text:span></text:span><text:span text:style-name="Strong_20_Emphasis"><text:span text:style-name="T2"> um mecanismo para engajar visitantes e usuários, com geração de tickets virtuais que podem ser acumulados e trocados por sorteios ou cupons para uso nas lojas físicas.</text:span></text:span></text:p>
      <text:list text:style-name="L3">
        <text:list-item>
          <text:p text:style-name="P23">Visitantes terão opção de cadastro e login para participar do programa de <text:span text:style-name="T12">tickets</text:span>.</text:p>
        </text:list-item>
        <text:list-item>
          <text:p text:style-name="P24"><text:soft-page-break/>Tickets serão concedidos para ações específicas e controladas, como:</text:p>
          <text:list>
            <text:list-item>
              <text:p text:style-name="P24">Check-in em lojas físicas via QR code fixo por loja (um QR code impresso e acessível a todos visitantes). </text:p>
            </text:list-item>
            <text:list-item>
              <text:p text:style-name="P25">Administradores, gerenciadores de anúncios e eventos e funcionários têm criam o sorteios e cupons de desconto, tendo a opção de gerar PDF com o token de cupom.</text:p>
            </text:list-item>
            <text:list-item>
              <text:p text:style-name="P26">O QR Code possui um link com o token de acesso, caso o usuário esteja logado, ativará automáticamente, do contrário, exigirá login/cadastro.</text:p>
            </text:list-item>
            <text:list-item>
              <text:p text:style-name="P24">Reserva e comparecimento efetivo a eventos configurados para gerar tickets.</text:p>
            </text:list-item>
            <text:list-item>
              <text:p text:style-name="P26">Além do QR Code, é possível passar diretamente o token ao cliente pelos funcionários em caso de promoções especiais, nesse caso, o código deverá ser colocado pelo cliente no dashboard de tickets.</text:p>
            </text:list-item>
          </text:list>
        </text:list-item>
        <text:list-item>
          <text:p text:style-name="P24"><text:span text:style-name="T13">É possível ter o</text:span> control<text:span text:style-name="T13">e</text:span> <text:span text:style-name="T13">d</text:span>o acúmulo de tickets por usuário, limitando a quantidade por ação, loja e período (ex: 1 ticket por usuário por loja por dia).</text:p>
        </text:list-item>
        <text:list-item>
          <text:p text:style-name="P27">Os gerenciadores podem gerar o vencedor, mandarão uma mensagem via e-mail ao ganhador, além de mostrar na lista de cupons do usuário.</text:p>
        </text:list-item>
        <text:list-item>
          <text:p text:style-name="P26">(Opcional) Uso de CAPTCHA para evitar abusos.</text:p>
        </text:list-item>
        <text:list-item>
          <text:p text:style-name="P24">Tickets acumulados podem ser usados para participar de sorteios e para troca por cupons de desconto ou brindes em lojas físicas, validados no momento do resgate.</text:p>
        </text:list-item>
        <text:list-item>
          <text:p text:style-name="P28">Usuários logados terão acesso a um<text:span text:style-name="T13">a lista</text:span> com histórico de tickets, cupons e status dos sorteios.</text:p>
          <text:p text:style-name="P29"><text:span text:style-name="Strong_20_Emphasis"><text:span text:style-name="T10"/></text:span></text:p>
        </text:list-item>
      </text:list>
      <text:p text:style-name="P30"><text:span text:style-name="Strong_20_Emphasis"><text:span text:style-name="T10">Reserva e controle de eventos:</text:span></text:span></text:p>
      <text:list text:style-name="L4">
        <text:list-item>
          <text:p text:style-name="P31">Reserva de espaço em eventos <text:span text:style-name="T13">precisa do</text:span> login <text:s/>do usuário. </text:p>
        </text:list-item>
        <text:list-item>
          <text:p text:style-name="P31">Confirmação de presença pode ser realizada no local por meio de validação via QR code ou lista de presença. <text:span text:style-name="T13">(Para caso da pessoa poder ganhar cupom ao comparecer no evento)</text:span></text:p>
        </text:list-item>
      </text:list>
      <text:p text:style-name="P3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6:29:13.248000000</meta:creation-date>
    <dc:date>2025-07-16T16:27:34.333467900</dc:date>
    <meta:editing-duration>PT45M40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63" meta:word-count="691" meta:character-count="4220" meta:non-whitespace-character-count="3621"/>
  </office:meta>
</office:document-meta>
</file>